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style:use-window-font-color="true" fo:font-size="22pt" style:font-size-asian="22pt" style:font-size-complex="22pt"/>
    </style:style>
    <style:style style:name="P3" style:family="paragraph" style:parent-style-name="Standard">
      <style:text-properties fo:color="#ff0000" fo:font-size="22pt" style:font-size-asian="22pt" style:font-size-complex="22pt"/>
    </style:style>
    <style:style style:name="P4" style:family="paragraph" style:parent-style-name="Standard">
      <style:text-properties fo:color="#6600ff" fo:font-size="22pt" style:font-size-asian="22pt" style:font-size-complex="22pt"/>
    </style:style>
    <style:style style:name="P5" style:family="paragraph" style:parent-style-name="Standard">
      <style:text-properties fo:color="#0000cc" fo:font-size="22pt" style:font-size-asian="22pt" style:font-size-complex="22pt"/>
    </style:style>
    <style:style style:name="P6" style:family="paragraph" style:parent-style-name="Standard">
      <style:text-properties fo:color="#cc9900" fo:font-size="26pt" style:font-size-asian="26pt" style:font-size-complex="26pt"/>
    </style:style>
    <style:style style:name="P7" style:family="paragraph" style:parent-style-name="Standard">
      <style:text-properties fo:color="#ff3333" fo:font-size="22pt" style:font-size-asian="22pt" style:font-size-complex="22pt"/>
    </style:style>
    <style:style style:name="P8" style:family="paragraph" style:parent-style-name="Standard">
      <style:text-properties style:use-window-font-color="true" fo:font-size="20pt" style:font-size-asian="20pt" style:font-size-complex="20pt"/>
    </style:style>
    <style:style style:name="P9" style:family="paragraph" style:parent-style-name="Standard">
      <style:text-properties style:use-window-font-color="true" fo:font-size="22pt" style:font-size-asian="22pt" style:font-size-complex="22pt"/>
    </style:style>
    <style:style style:name="P10" style:family="paragraph" style:parent-style-name="Standard">
      <style:text-properties style:use-window-font-color="true" style:font-name="Georgia" fo:font-size="14.5pt" style:font-name-asian="Georgia" style:font-size-asian="14.5pt" style:font-name-complex="Georgia" style:font-size-complex="14.5pt"/>
    </style:style>
    <style:style style:name="P11" style:family="paragraph" style:parent-style-name="Standard">
      <style:text-properties fo:color="#cc0000" fo:font-size="26pt" style:font-size-asian="26pt" style:font-size-complex="26pt"/>
    </style:style>
    <style:style style:name="P12" style:family="paragraph" style:parent-style-name="Standard">
      <style:text-properties fo:font-size="22pt" style:font-size-asian="22pt" style:font-size-complex="22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14" style:family="paragraph" style:parent-style-name="Standard" style:list-style-name="">
      <style:paragraph-properties style:text-autospace="none"/>
      <style:text-properties style:font-name="Georgia" fo:font-size="14.5pt" style:font-name-asian="Georgia" style:font-size-asian="14.5pt" style:font-name-complex="Georgia" style:font-size-complex="14.5pt"/>
    </style:style>
    <style:style style:name="P15" style:family="paragraph" style:parent-style-name="Standard" style:list-style-name="">
      <style:paragraph-properties style:text-autospace="none"/>
      <style:text-properties fo:font-size="14.5pt" style:font-size-asian="14.5pt" style:font-size-complex="14.5pt"/>
    </style:style>
    <style:style style:name="T1" style:family="text">
      <style:text-properties fo:color="#0000ff"/>
    </style:style>
    <style:style style:name="T2" style:family="text">
      <style:text-properties fo:color="#0000ff" style:font-name="Georgia" style:font-name-asian="Georgia" style:font-name-complex="Georgia"/>
    </style:style>
    <style:style style:name="T3" style:family="text">
      <style:text-properties fo:color="#ff0000"/>
    </style:style>
    <style:style style:name="T4" style:family="text">
      <style:text-properties fo:color="#6600ff"/>
    </style:style>
    <style:style style:name="T5" style:family="text">
      <style:text-properties fo:color="#ff0066"/>
    </style:style>
    <style:style style:name="T6" style:family="text">
      <style:text-properties fo:color="#0000cc"/>
    </style:style>
    <style:style style:name="T7" style:family="text">
      <style:text-properties fo:color="#ff3333"/>
    </style:style>
    <style:style style:name="T8" style:family="text">
      <style:text-properties fo:color="#ff3333" style:font-name="Georgia" fo:background-color="#ffff00" style:font-name-asian="Georgia" style:font-name-complex="Georgia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size="20pt" style:font-size-asian="20pt" style:font-size-complex="20pt"/>
    </style:style>
    <style:style style:name="T11" style:family="text">
      <style:text-properties style:font-name="Georgia" style:font-name-asian="Georgia" style:font-name-complex="Georgia"/>
    </style:style>
    <style:style style:name="T12" style:family="text">
      <style:text-properties style:font-name="Georgia" fo:background-color="#ffff00" style:font-name-asian="Georgia" style:font-name-complex="Georgia"/>
    </style:style>
    <style:style style:name="T13" style:family="text">
      <style:text-properties fo:color="#cc0000"/>
    </style:style>
    <style:style style:name="T14" style:family="text">
      <style:text-properties fo:color="#3333ff"/>
    </style:style>
    <style:style style:name="T15" style:family="text">
      <style:text-properties fo:color="#ff66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3 bucket:</text:p>
      <text:p text:style-name="P1"/>
      <text:p text:style-name="P1">object based, upload flat files, not to install OS, DB</text:p>
      <text:p text:style-name="P1">0 -5TB, unlimited storage</text:p>
      <text:p text:style-name="P1">stored in bucket, universal name spaces, lower case</text:p>
      <text:p text:style-name="P1"/>
      <text:p text:style-name="P1">consistency model, </text:p>
      <text:p text:style-name="P1"><text:s/>read after write consistency: <text:s text:c="3"/>put new object </text:p>
      <text:p text:style-name="P1">eventual consistency : overwrite <text:s/>update /delete <text:s/>(obsolete object ) </text:p>
      <text:p text:style-name="P1"/>
      <text:p text:style-name="P1">S3 Storage Classes</text:p>
      <text:p text:style-name="P1"><text:s text:c="4"/>S3</text:p>
      <text:p text:style-name="P1"><text:s text:c="4"/>S3 – IA</text:p>
      <text:p text:style-name="P1"><text:s text:c="5"/>S3 – RRS (reduced redundency S)</text:p>
      <text:p text:style-name="P1"><text:s text:c="5"/>Glacier – (3-5 hours wait for retrieval)</text:p>
      <text:p text:style-name="P1"/>
      <text:p text:style-name="P1">S3 storage fundenmentals:</text:p>
      <text:p text:style-name="P1"><text:s text:c="4"/>key (name)</text:p>
      <text:p text:style-name="P1"><text:s text:c="4"/>value (data)</text:p>
      <text:p text:style-name="P1"><text:s text:c="4"/>version ID</text:p>
      <text:p text:style-name="P1"><text:s text:c="4"/>metadata</text:p>
      <text:p text:style-name="P1"><text:s text:c="4"/>access control list</text:p>
      <text:p text:style-name="P1"/>
      <text:p text:style-name="P1">Versioning:</text:p>
      <text:p text:style-name="P1"><text:s text:c="4"/>store all versions, including deleted object</text:p>
      <text:p text:style-name="P1"><text:s text:c="4"/>great backup tool</text:p>
      <text:p text:style-name="P1"><text:soft-page-break/><text:s text:c="3"/>once enabled, versioning cannot be disabled, only suspended</text:p>
      <text:p text:style-name="P1"><text:s text:c="3"/>versioning <text:s/>MFA delete capability</text:p>
      <text:p text:style-name="P1"><text:s text:c="3"/>Cross Region Replication requires versioning enabled on source and destination bucket</text:p>
      <text:p text:style-name="P1"/>
      <text:p text:style-name="P1">lifecycle management:</text:p>
      <text:p text:style-name="P1"><text:s text:c="7"/>can be used in conjunction with versioning</text:p>
      <text:p text:style-name="P1"><text:s text:c="7"/>can be applied to current or previous versions</text:p>
      <text:p text:style-name="P1"><text:s text:c="10"/>transition to standard infrequent access class</text:p>
      <text:p text:style-name="P1"><text:s text:c="19"/>(size 128kb 30 days after creation)</text:p>
      <text:p text:style-name="P1"><text:s text:c="7"/>archive to glacier storage, (30 days in last storage)</text:p>
      <text:p text:style-name="P1"/>
      <text:p text:style-name="P1">CloudFront:</text:p>
      <text:p text:style-name="P1"><text:s text:c="5"/>edge location, separate to region/AZ <text:s text:c="3"/></text:p>
      <text:p text:style-name="P1"><text:s text:c="6"/>origin: S3 buckets, EC2, ELB, Route 53</text:p>
      <text:p text:style-name="P1"><text:s text:c="6"/>distribution: a collection of Edge location</text:p>
      <text:p text:style-name="P1"><text:s text:c="14"/>Web distribution </text:p>
      <text:p text:style-name="P1"><text:s text:c="14"/>RTMP distribution</text:p>
      <text:p text:style-name="P1"><text:s text:c="5"/>Edge locations: not read only, can put object to them</text:p>
      <text:p text:style-name="P1"><text:s text:c="5"/>object is cached for TTL, default 24 hours</text:p>
      <text:p text:style-name="P1"><text:s text:c="5"/>clear cached objects is charged</text:p>
      <text:p text:style-name="P1"/>
      <text:p text:style-name="P1"/>
      <text:p text:style-name="P1">Security:</text:p>
      <text:p text:style-name="P1"><text:s text:c="6"/>default , all buckets are private when created</text:p>
      <text:p text:style-name="P1"><text:s text:c="6"/>access control:</text:p>
      <text:p text:style-name="P1"><text:soft-page-break/><text:s text:c="18"/>bucket policies</text:p>
      <text:p text:style-name="P1"><text:s text:c="18"/>Access control Lists</text:p>
      <text:p text:style-name="P1"><text:s text:c="18"/>CORS, cross origin sharing</text:p>
      <text:p text:style-name="P1"><text:s text:c="8"/>logging, record access to the bucket, can logged to other buckets <text:s/>(self, other buckets, buckets in other accounts)</text:p>
      <text:p text:style-name="P1"/>
      <text:p text:style-name="P1">in transit: SSL/TLS</text:p>
      <text:p text:style-name="P1">At rest: </text:p>
      <text:p text:style-name="P1"><text:s text:c="5"/>server side encryption: SSE S3, SSE KMS (audit trail), SSE C</text:p>
      <text:p text:style-name="P1"><text:s text:c="5"/>client side encryption</text:p>
      <text:p text:style-name="P1"/>
      <text:p text:style-name="P1">storage gateway:</text:p>
      <text:p text:style-name="P1"><text:s text:c="7"/>file gateway</text:p>
      <text:p text:style-name="P1"><text:s text:c="7"/>volume gateway</text:p>
      <text:p text:style-name="P1"><text:s text:c="19"/>stored volume gateway, on site, backup to S3</text:p>
      <text:p text:style-name="P1"><text:s text:c="19"/>cached volume: on AWS, cached on site</text:p>
      <text:p text:style-name="P1"><text:s text:c="8"/>gateway VTL, virtual tape library</text:p>
      <text:p text:style-name="P1"><text:s text:c="19"/>backup, net backup, backup exec, veam</text:p>
      <text:p text:style-name="P1"/>
      <text:p text:style-name="P1">snowball: <text:s/></text:p>
      <text:p text:style-name="P1"><text:s text:c="5"/>snowball pure storage <text:s/>50TB, 80TB</text:p>
      <text:p text:style-name="P1"><text:s text:c="5"/>snowball edge, storage + compute</text:p>
      <text:p text:style-name="P1"><text:s text:c="5"/>snowmobile: <text:s text:c="2"/>truck, <text:s text:c="2"/>100PB</text:p>
      <text:p text:style-name="P1"/>
      <text:p text:style-name="P1">import/export <text:s/></text:p>
      <text:p text:style-name="P1"/>
      <text:p text:style-name="P1"><text:soft-page-break/>S3 transfer acceleration, cost extra, for people in remote area</text:p>
      <text:p text:style-name="P1"/>
      <text:p text:style-name="P1">S3 static website, scale automatically</text:p>
      <text:p text:style-name="P1"><text:s text:c="3"/></text:p>
      <text:p text:style-name="P1">S3, <text:s/>200 success code, multi part upload <text:s text:c="7"/></text:p>
      <text:p text:style-name="P1"/>
      <text:p text:style-name="P1"/>
      <text:p text:style-name="P1">object when created, <text:span text:style-name="T1">default private</text:span></text:p>
      <text:p text:style-name="P1"/>
      <text:p text:style-name="P1">encryption:</text:p>
      <text:p text:style-name="P1"><text:s text:c="3"/>in transit: SSL/TLS</text:p>
      <text:p text:style-name="P1"><text:s text:c="3"/>at rest: <text:s text:c="2"/></text:p>
      <text:p text:style-name="P7"><text:s text:c="3"/>server side encryption </text:p>
      <text:p text:style-name="P1"><text:s text:c="10"/>S3 managed key, <text:s/><text:span text:style-name="T1">SSE-S3</text:span></text:p>
      <text:p text:style-name="P1"><text:s text:c="10"/>AWS key management service, managed keys <text:s/><text:span text:style-name="T1">SSE-KMS</text:span></text:p>
      <text:p text:style-name="P1"><text:s text:c="21"/>envelop key, audit trail, option of custom keys</text:p>
      <text:p text:style-name="P1"><text:s text:c="9"/>custom provided keys: <text:s/><text:span text:style-name="T1">SSE-C</text:span></text:p>
      <text:p text:style-name="P1"><text:span text:style-name="T1"><text:s/></text:span><text:span text:style-name="T7"><text:s text:c="3"/>client side encryption</text:span></text:p>
      <text:p text:style-name="P1"/>
      <text:p text:style-name="P1"/>
      <text:p text:style-name="P1">log,</text:p>
      <text:p text:style-name="P1"/>
      <text:p text:style-name="P1">versioning: <text:s/></text:p>
      <text:p text:style-name="P1"><text:s text:c="3"/></text:p>
      <text:p text:style-name="P1"><text:s text:c="6"/>once enabled,</text:p>
      <text:p text:style-name="P1"><text:s text:c="5"/>only <text:span text:style-name="T1">disable versioning</text:span>, <text:span text:style-name="T3"><text:s/>not remove versioning</text:span></text:p>
      <text:p text:style-name="P3"><text:soft-page-break/></text:p>
      <text:p text:style-name="P2"><text:s/>store all versions, MFA deletion, lifecycle</text:p>
      <text:p text:style-name="P2"/>
      <text:p text:style-name="P2"/>
      <text:p text:style-name="P2">Cross region replication:</text:p>
      <text:p text:style-name="P2"><text:s text:c="10"/><text:span text:style-name="T4">versioning must be on for source / target</text:span></text:p>
      <text:p text:style-name="P4"><text:s text:c="10"/>only replicate new /updated objects, existing objects not replicated</text:p>
      <text:p text:style-name="P2"><text:span text:style-name="T4"><text:s text:c="10"/>deletion is replicated, </text:span><text:span text:style-name="T5">restore, (remove deletion mark) is not replicated</text:span></text:p>
      <text:p text:style-name="P2"><text:span text:style-name="T5"><text:s text:c="9"/></text:span><text:span text:style-name="T6"><text:s/>regions must be unique</text:span></text:p>
      <text:p text:style-name="P5"><text:s text:c="10"/>can not replicate multiple buckets, no daisy chaining</text:p>
      <text:p text:style-name="P5"/>
      <text:p text:style-name="P5"/>
      <text:p text:style-name="P2">bucket deletion, retype to confirm non-empty bucket</text:p>
      <text:p text:style-name="P2"/>
      <text:p text:style-name="P2">S3 Transfer Acceleration: use CloudFront Edge network</text:p>
      <text:p text:style-name="P2"/>
      <text:p text:style-name="P2"/>
      <text:p text:style-name="P11">Storage Gateway</text:p>
      <text:p text:style-name="P6"><text:s text:c="6"/><text:span text:style-name="T9">vm app</text:span></text:p>
      <text:p text:style-name="P6"><text:s text:c="3"/><text:span text:style-name="T9"><text:s/></text:span><text:span text:style-name="T10">file gateway (NFS) <text:s/>stored in S3 , mount as NFS</text:span></text:p>
      <text:p text:style-name="P8"><text:s text:c="5"/>volumes gateway <text:s/>iSCSI block based, virtual hard disk, </text:p>
      <text:p text:style-name="P8"><text:s text:c="22"/>snapshot incremental,</text:p>
      <text:p text:style-name="P8"><text:s text:c="13"/>stored volumes , on premise, backup in AWS cloud, </text:p>
      <text:p text:style-name="P8"><text:s text:c="29"/>local data, AWS backup <text:s text:c="2"/>,1GB-16TB</text:p>
      <text:p text:style-name="P8"><text:soft-page-break/><text:s text:c="13"/>cached volumes <text:s/>only cached on premise</text:p>
      <text:p text:style-name="P8"><text:s text:c="27"/>data in AWS S3, <text:s text:c="2"/>recent data local cache, 32TB</text:p>
      <text:p text:style-name="P8"><text:s text:c="6"/>tape gateway(VTL), virtual tape backup <text:s/>S3</text:p>
      <text:p text:style-name="P8"><text:s text:c="20"/>netbackup, backupexec, veam</text:p>
      <text:p text:style-name="P8"/>
      <text:p text:style-name="P8"/>
      <text:p text:style-name="P8"/>
      <text:p text:style-name="P8"/>
      <text:p text:style-name="P8"/>
      <text:p text:style-name="P8">AWS</text:p>
      <text:p text:style-name="P8"><text:s text:c="8"/>import/export <text:s text:c="2"/>send in disks</text:p>
      <text:p text:style-name="P8"><text:s text:c="5"/>snowball: <text:s/>import/export to S3</text:p>
      <text:p text:style-name="P8"><text:s text:c="6"/>snowball <text:s text:c="3"/>80 TB</text:p>
      <text:p text:style-name="P8"><text:s text:c="6"/>snowball edge <text:s text:c="3"/>100TB with compute capability, on airplane in flight</text:p>
      <text:p text:style-name="P8"><text:s text:c="6"/>snowmobile <text:s text:c="4"/>truck, for peta byte data</text:p>
      <text:p text:style-name="P8"/>
      <text:p text:style-name="P8"/>
      <text:p text:style-name="P8"/>
      <text:p text:style-name="P10">Amazon S3 scales automatically, but for request rates over 100 GETS per second, it</text:p>
      <text:p text:style-name="P13">helps to make sure there is some<text:span text:style-name="T14"> randomness in the key space.</text:span> <text:span text:style-name="T5">Replication and logging</text:span></text:p>
      <text:p text:style-name="P13">will not affect <text:span text:style-name="T6">performance or scalability</text:span>. Using sequential key names could have a</text:p>
      <text:p text:style-name="P15"><text:span text:style-name="T11">negative effect on performance or scalability.</text:span></text:p>
      <text:p text:style-name="P15"><text:span text:style-name="T11"/></text:p>
      <text:p text:style-name="P15"><text:span text:style-name="T11"/></text:p>
      <text:p text:style-name="P14">Amazon S3 bucket policies <text:span text:style-name="T13">cannot specify a company name or a country or origin,</text:span></text:p>
      <text:p text:style-name="P13">but they can specify request <text:span text:style-name="T14">IP range, AWS account, and a prefix for objects</text:span> that can be</text:p>
      <text:p text:style-name="P15"><text:span text:style-name="T11">accessed.</text:span></text:p>
      <text:p text:style-name="P15"><text:span text:style-name="T11"/></text:p>
      <text:p text:style-name="P14">Amazon Glacier stores data in <text:span text:style-name="T1">archives</text:span>, which are contained in<text:span text:style-name="T1"> vaults</text:span>. Archives</text:p>
      <text:p text:style-name="P15"><text:span text:style-name="T11">are identified by system-created </text:span><text:span text:style-name="T2">archive ID</text:span><text:span text:style-name="T11">s, </text:span><text:span text:style-name="T8">not key names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3cm" fo:margin-right="0.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7T20:44:07.09</meta:creation-date>
    <meta:generator>OpenOffice/4.1.3$Win32 OpenOffice.org_project/413m1$Build-9783</meta:generator>
    <dc:date>2017-06-19T12:02:01.54</dc:date>
    <meta:editing-duration>PT5H28M22S</meta:editing-duration>
    <meta:editing-cycles>46</meta:editing-cycles>
    <meta:document-statistic meta:table-count="0" meta:image-count="0" meta:object-count="0" meta:page-count="6" meta:paragraph-count="116" meta:word-count="621" meta:character-count="4666"/>
  </office:meta>
</office:document-meta>
</file>